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4" style:family="paragraph" style:parent-style-name="Header">
      <style:paragraph-properties fo:text-align="start" style:justify-single-word="false"/>
      <style:text-properties style:font-name="Palatino" fo:font-size="11pt" officeooo:rsid="0031d2be" officeooo:paragraph-rsid="0031d2be" style:font-size-asian="11pt" style:font-size-complex="11pt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Palatino"/>
    </style:style>
    <style:style style:name="P8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rsid="002f1737" officeooo:paragraph-rsid="002f1737"/>
    </style:style>
    <style:style style:name="P10" style:family="paragraph" style:parent-style-name="Standard">
      <style:paragraph-properties fo:text-align="justify" style:justify-single-word="false"/>
      <style:text-properties style:font-name="Palatino" fo:font-style="normal" style:text-underline-style="non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31d2be" officeooo:paragraph-rsid="0031d2b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Palatino" fo:font-style="normal" style:text-underline-style="none" fo:font-weight="bold" officeooo:rsid="002601f1" officeooo:paragraph-rsid="002601f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Palatino" officeooo:rsid="002f1737" officeooo:paragraph-rsid="002f1737"/>
    </style:style>
    <style:style style:name="P18" style:family="paragraph" style:parent-style-name="Standard">
      <style:paragraph-properties fo:text-align="justify" style:justify-single-word="false"/>
      <style:text-properties style:font-name="Palatino" fo:font-size="10pt" officeooo:rsid="001675a9" officeooo:paragraph-rsid="002f1737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officeooo:paragraph-rsid="001d740c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cc720" officeooo:paragraph-rsid="003054d4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cbefb" officeooo:paragraph-rsid="003054d4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e447d" officeooo:paragraph-rsid="003054d4" style:font-style-asian="normal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45c0a" officeooo:paragraph-rsid="003054d4" style:font-style-asian="normal" style:font-style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3054d4" officeooo:paragraph-rsid="003054d4" style:font-style-asian="normal" style:font-style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4158b" officeooo:paragraph-rsid="003054d4" style:font-style-asian="normal" style:font-style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39cd87" officeooo:paragraph-rsid="003054d4" style:font-style-asian="normal" style:font-style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22fb" officeooo:paragraph-rsid="0018e350" style:font-style-asian="normal" style:font-style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3100d1" officeooo:paragraph-rsid="003100d1" style:font-style-asian="normal" style:font-style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3100d1" officeooo:paragraph-rsid="002822fb" style:font-style-asian="normal" style:font-style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2822fb" style:font-style-asian="normal" style:font-style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2ee16" style:font-style-asian="normal" style:font-style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ee0f" officeooo:paragraph-rsid="0028ee0f" style:font-style-asian="normal" style:font-style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601f1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paragraph-rsid="002651a4" style:font-style-asian="normal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Palatino" fo:font-style="italic" style:text-underline-style="solid" style:text-underline-width="auto" style:text-underline-color="font-color" officeooo:rsid="0031d2be" officeooo:paragraph-rsid="0031d2be" style:font-style-asian="italic" style:font-style-complex="italic"/>
    </style:style>
    <style:style style:name="P38" style:family="paragraph" style:parent-style-name="Standard" style:list-style-name="L2">
      <style:paragraph-properties fo:text-align="justify" style:justify-single-word="false"/>
      <style:text-properties officeooo:paragraph-rsid="003054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0d1" style:font-weight-asian="bold" style:font-weight-complex="bold"/>
    </style:style>
    <style:style style:name="T3" style:family="text">
      <style:text-properties fo:font-weight="bold" officeooo:rsid="0032e766" style:font-weight-asian="bold" style:font-weight-complex="bold"/>
    </style:style>
    <style:style style:name="T4" style:family="text">
      <style:text-properties fo:font-weight="bold" officeooo:rsid="003539f7" style:font-weight-asian="bold" style:font-weight-complex="bold"/>
    </style:style>
    <style:style style:name="T5" style:family="text">
      <style:text-properties officeooo:rsid="001675a9"/>
    </style:style>
    <style:style style:name="T6" style:family="text">
      <style:text-properties style:font-name="Palatino" fo:font-style="normal" style:text-underline-style="none" style:font-style-asian="normal" style:font-style-complex="normal"/>
    </style:style>
    <style:style style:name="T7" style:family="text">
      <style:text-properties style:font-name="Palatino" fo:font-style="normal" style:text-underline-style="none" officeooo:rsid="001d740c" style:font-style-asian="normal" style:font-style-complex="normal"/>
    </style:style>
    <style:style style:name="T8" style:family="text">
      <style:text-properties style:font-name="Palatino" fo:font-style="normal" style:text-underline-style="none" officeooo:rsid="0022ee16" style:font-style-asian="normal" style:font-style-complex="normal"/>
    </style:style>
    <style:style style:name="T9" style:family="text">
      <style:text-properties style:font-name="Palatino" fo:font-style="normal" style:text-underline-style="none" officeooo:rsid="002fe7ac" style:font-style-asian="normal" style:font-style-complex="normal"/>
    </style:style>
    <style:style style:name="T10" style:family="text">
      <style:text-properties style:font-name="Palatino" fo:font-style="normal" style:text-underline-style="none" officeooo:rsid="003054d4" style:font-style-asian="normal" style:font-style-complex="normal"/>
    </style:style>
    <style:style style:name="T11" style:family="text">
      <style:text-properties style:font-name="Palatino" fo:font-style="normal" style:text-underline-style="none" officeooo:rsid="0016f0ca" style:font-style-asian="normal" style:font-style-complex="normal"/>
    </style:style>
    <style:style style:name="T12" style:family="text">
      <style:text-properties style:font-name="Palatino" fo:font-style="normal" style:text-underline-style="none" officeooo:rsid="003100d1" style:font-style-asian="normal" style:font-style-complex="normal"/>
    </style:style>
    <style:style style:name="T13" style:family="text">
      <style:text-properties style:font-name="Palatino" fo:font-style="italic" style:text-underline-style="none" officeooo:rsid="0016f0ca" style:font-style-asian="italic" style:font-style-complex="italic"/>
    </style:style>
    <style:style style:name="T14" style:family="text">
      <style:text-properties officeooo:rsid="002822fb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2e7e8c"/>
    </style:style>
    <style:style style:name="T17" style:family="text">
      <style:text-properties fo:font-variant="normal" fo:text-transform="none" fo:color="#000000" fo:letter-spacing="normal" fo:font-style="normal" fo:font-weight="normal" officeooo:rsid="0029de5b"/>
    </style:style>
    <style:style style:name="T18" style:family="text">
      <style:text-properties fo:font-variant="normal" fo:text-transform="none" fo:color="#000000" fo:letter-spacing="normal" fo:font-style="normal" fo:font-weight="normal" officeooo:rsid="0036ea29"/>
    </style:style>
    <style:style style:name="T19" style:family="text">
      <style:text-properties fo:font-variant="normal" fo:text-transform="none" fo:color="#000000" fo:letter-spacing="normal" fo:font-style="normal" fo:font-weight="normal" officeooo:rsid="003b89da"/>
    </style:style>
    <style:style style:name="T20" style:family="text">
      <style:text-properties fo:font-variant="normal" fo:text-transform="none" fo:color="#000000" fo:letter-spacing="normal" fo:font-style="normal" fo:font-weight="normal" officeooo:rsid="0039cd87"/>
    </style:style>
    <style:style style:name="T21" style:family="text">
      <style:text-properties fo:font-variant="normal" fo:text-transform="none" fo:color="#000000" fo:letter-spacing="normal" fo:font-style="normal" fo:font-weight="normal" officeooo:rsid="0032a3ef"/>
    </style:style>
    <style:style style:name="T22" style:family="text">
      <style:text-properties fo:font-variant="normal" fo:text-transform="none" fo:color="#000000" fo:letter-spacing="normal" fo:font-style="normal" fo:font-weight="normal" officeooo:rsid="0024158b"/>
    </style:style>
    <style:style style:name="T23" style:family="text">
      <style:text-properties fo:font-variant="normal" fo:text-transform="none" fo:color="#000000" fo:letter-spacing="normal" fo:font-style="normal" fo:font-weight="normal" officeooo:rsid="002f1737"/>
    </style:style>
    <style:style style:name="T24" style:family="text">
      <style:text-properties fo:font-variant="normal" fo:text-transform="none" fo:color="#000000" fo:letter-spacing="normal" fo:font-style="normal" fo:font-weight="normal" officeooo:rsid="0031d2be"/>
    </style:style>
    <style:style style:name="T25" style:family="text">
      <style:text-properties fo:font-variant="normal" fo:text-transform="none" fo:color="#000000" fo:letter-spacing="normal" fo:font-style="normal" fo:font-weight="normal" officeooo:rsid="0032e766"/>
    </style:style>
    <style:style style:name="T26" style:family="text">
      <style:text-properties officeooo:rsid="003054d4"/>
    </style:style>
    <style:style style:name="T27" style:family="text">
      <style:text-properties officeooo:rsid="00393879"/>
    </style:style>
    <style:style style:name="T28" style:family="text">
      <style:text-properties officeooo:rsid="0039cd87"/>
    </style:style>
    <style:style style:name="T29" style:family="text">
      <style:text-properties officeooo:rsid="003100d1"/>
    </style:style>
    <style:style style:name="T30" style:family="text">
      <style:text-properties officeooo:rsid="003358e4"/>
    </style:style>
    <style:style style:name="T31" style:family="text">
      <style:text-properties officeooo:rsid="003539f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8">Objetivo:</text:p>
      <text:p text:style-name="P7"/>
      <text:list xml:id="list1827085511" text:style-name="L1">
        <text:list-item>
          <text:p text:style-name="P20"><text:span text:style-name="T5">Consolidar los conocimientos adquiridos en clase para desarrollar simulaciones basados en eventos discretos</text:span>.</text:p>
        </text:list-item>
      </text:list>
      <text:p text:style-name="P7"/>
      <text:p text:style-name="P9">Introducción:</text:p>
      <text:p text:style-name="P9"/>
      <text:p text:style-name="P18"><text:span text:style-name="T15">El golpe económico de la crisis sanitaria del </text:span><text:span text:style-name="T16">corona virus</text:span><text:span text:style-name="T15"> no va a ser cosa de semanas, sino de meses. </text:span><text:span text:style-name="T17">Dentro de una de las etapas importantes </text:span><text:span text:style-name="T18">posteriores </text:span><text:span text:style-name="T19">a las</text:span><text:span text:style-name="T18"> elecciones presidenciales son </text:span><text:span text:style-name="T23">la re activación de los pequeños comercios </text:span><text:span text:style-name="T24">y/o centros educativos</text:span><text:span text:style-name="T17">. Para ello se plante</text:span><text:span text:style-name="T21">a</text:span><text:span text:style-name="T17"> realizar <text:s/></text:span><text:span text:style-name="T23">un modelo de simulación de eventos discretos que permita determinar cual son los principales factores para la re activación </text:span><text:span text:style-name="T25">de la educación</text:span><text:span text:style-name="T20"> </text:span><text:span text:style-name="T23">e</text:span><text:span text:style-name="T24">n</text:span><text:span text:style-name="T23"> el ingreso a las aulas de los estudiantes</text:span><text:span text:style-name="T22">[1]</text:span><text:span text:style-name="T15">.</text:span></text:p>
      <text:p text:style-name="P17"/>
      <text:p text:style-name="P8">Enunciado:</text:p>
      <text:p text:style-name="P10"/>
      <text:list xml:id="list4187252231" text:style-name="L2">
        <text:list-item>
          <text:p text:style-name="P38"><text:span text:style-name="T11">Diseñe y desarrolle un modelo y/o </text:span><text:span text:style-name="T13">script</text:span><text:span text:style-name="T11"> que permita simular el siguiente caso real:</text:span></text:p>
          <text:p text:style-name="P38"><text:span text:style-name="T8">E</text:span><text:span text:style-name="T9">n base a los datos del siguiente link </text:span><text:a xlink:type="simple" xlink:href="https://educacion.gob.ec/wp-content/uploads/downloads/2012/08/AZUAY11.pdf" text:style-name="Internet_20_link" text:visited-style-name="Visited_20_Internet_20_Link"><text:span text:style-name="T6">https://educacion.gob.ec/wp-content/uploads/downloads/2012/08/AZUAY11.pdf</text:span></text:a><text:span text:style-name="T9">, genere una simulación del ingresos de los estudiantes, para ello debemos esc</text:span><text:span text:style-name="T12">o</text:span><text:span text:style-name="T9">ger un establecimiento y en base a los docentes y estudiantes modelar el reingreso de los estudiantes </text:span><text:span text:style-name="T10">en base a los siguientes datos.</text:span></text:p>
          <text:list>
            <text:list-item>
              <text:p text:style-name="P21">Solo se va a tener en cu<text:span text:style-name="T30">e</text:span>nta <text:span text:style-name="T27">uno de los planteles educativos(Escuela, colegio, universidad dentro del Azuay)</text:span>.</text:p>
            </text:list-item>
            <text:list-item>
              <text:p text:style-name="P22">Se tiene un <text:span text:style-name="T28">promedio</text:span> <text:span text:style-name="T28">que el 9</text:span>0% de <text:span text:style-name="T26">los docentes han sido vacunados y pueden realizar el proceso de ingreso en cada uno de los cursos</text:span>.</text:p>
            </text:list-item>
            <text:list-item>
              <text:p text:style-name="P23">Dentro del procesos se tiene que alrededor del 5% - 10% <text:span text:style-name="T26">de los estudiantes no podrán asistir debido a no presentar la vacuna/enfermedades adyacentes</text:span>.</text:p>
            </text:list-item>
            <text:list-item>
              <text:p text:style-name="P24">L<text:span text:style-name="T26">os estudiantes solo pertenecen a una sola entidad educativa al igual que los docentes.</text:span></text:p>
            </text:list-item>
            <text:list-item>
              <text:p text:style-name="P25">Se va <text:s/>a tener un periodo de prueba de un mes, posterior a ello se realiza al azar al 10% de estudiantes una prueba PCR para validar que no estén contagiados.</text:p>
            </text:list-item>
            <text:list-item>
              <text:p text:style-name="P26"><text:span text:style-name="T26">De la ultima el 2% de los estudiantes dan positivo por lo que se cierra el curso completo</text:span>.</text:p>
            </text:list-item>
            <text:list-item>
              <text:p text:style-name="P26"><text:span text:style-name="T26">Los estudiantes asisten cada semana y estos están en un horario de 6 horas ya sea diurno o nocturno</text:span>.</text:p>
            </text:list-item>
            <text:list-item>
              <text:p text:style-name="P27"><text:span text:style-name="T29">Tienen un receso 30 minutos dentro del establecimiento en donde se concentran todos los estudiantes y exite un foco de contagio del 2%</text:span>.</text:p>
            </text:list-item>
          </text:list>
        </text:list-item>
        <text:list-item>
          <text:p text:style-name="P28">El proceso de simulación desarrollado deberá considerar los siguientes aspectos:</text:p>
          <text:list>
            <text:list-item>
              <text:p text:style-name="P29">Generar un cuaderno de Python para el desarrollo y parametrización de graficas, reportes, <text:span text:style-name="T29">y animación (Simpy)</text:span>.</text:p>
            </text:list-item>
            <text:list-item>
              <text:p text:style-name="P30">Generar una animación en 2D/3D del modelo propuesto.</text:p>
            </text:list-item>
            <text:list-item>
              <text:p text:style-name="P28"><text:span text:style-name="T14">Obtener los siguientes análisis</text:span>:</text:p>
              <text:list>
                <text:list-item>
                  <text:list>
                    <text:list-item>
                      <text:p text:style-name="P31">Cuantos contagiados tengo al final del mes.</text:p>
                    </text:list-item>
                    <text:list-item>
                      <text:p text:style-name="P32"><text:span text:style-name="T29">Cuantos cursos debo cerrar</text:span>.</text:p>
                    </text:list-item>
                    <text:list-item>
                      <text:p text:style-name="P30"><text:soft-page-break/>Cuantos estudiantes y docentes ingresan y salen al final del mes.</text:p>
                    </text:list-item>
                  </text:list>
                </text:list-item>
                <text:list-item>
                  <text:p text:style-name="P33">Opinión</text:p>
                </text:list-item>
                <text:list-item>
                  <text:p text:style-name="P33">Conclusiones</text:p>
                </text:list-item>
                <text:list-item>
                  <text:p text:style-name="P33">Recomendaciones.</text:p>
                </text:list-item>
              </text:list>
            </text:list-item>
          </text:list>
        </text:list-item>
        <text:list-item>
          <text:p text:style-name="P34">Fechas de Presentación: <text:span text:style-name="T3">0</text:span><text:span text:style-name="T4">4</text:span><text:span text:style-name="T1">/0</text:span><text:span text:style-name="T3">7</text:span><text:span text:style-name="T1">/2021 – 23:55</text:span> Subir al Avac en formato PDF y al Git los cuadernos de Python <text:span text:style-name="T31">desarrollados</text:span>.</text:p>
          <text:list>
            <text:list-item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15">* Puntos Adicionales:</text:p>
      <text:list xml:id="list152356349022571" text:continue-numbering="true" text:style-name="L2">
        <text:list-item>
          <text:list>
            <text:list-item>
              <text:list>
                <text:list-item>
                  <text:p text:style-name="P35"><text:span text:style-name="T29">Cualquier mejora o uso de librerías adicionales se agrega puntos adicionales</text:span>.</text:p>
                  <text:p text:style-name="P35"/>
                </text:list-item>
              </text:list>
            </text:list-item>
          </text:list>
        </text:list-item>
      </text:list>
      <text:p text:style-name="P37"><text:span text:style-name="T1">Calificación</text:span>:</text:p>
      <text:p text:style-name="P14">Modelo 2D/3D <text:s/>= 30%</text:p>
      <text:p text:style-name="P14">Graficas/Reportes = 20%</text:p>
      <text:p text:style-name="P14">Simulación Eventos Discretos = 30%</text:p>
      <text:p text:style-name="P14">Análisis y resultados = 20%</text:p>
      <text:p text:style-name="P14"/>
      <text:p text:style-name="P12"/>
      <text:p text:style-name="P13">Referencias:</text:p>
      <text:p text:style-name="P13"/>
      <text:p text:style-name="P19"><text:span text:style-name="T7">[1]: </text:span><text:a xlink:type="simple" xlink:href="https://www.salud.gob.ec/plan-nacional-de-vacunacion-ecuador-2021-llega-segundo-lote-de-vacunas-pfizer-por-16-380-dosis/" text:style-name="Internet_20_link" text:visited-style-name="Visited_20_Internet_20_Link">https://www.salud.gob.ec/plan-nacional-de-vacunacion-ecuador-2021-llega-segundo-lote-de-</text:a><text:a xlink:type="simple" xlink:href="https://www.salud.gob.ec/plan-nacional-de-vacunacion-ecuador-2021-llega-segundo-lote-de-vacunas-pfizer-por-16-380-dosis/" text:style-name="Internet_20_link" text:visited-style-name="Visited_20_Internet_20_Link">vacunas-pfizer-por-16-380-dosis/</text:a></text:p>
      <text:p text:style-name="P36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Header">
      <style:paragraph-properties fo:text-align="start" style:justify-single-word="false"/>
      <style:text-properties style:font-name="Palatino" fo:font-size="11pt" officeooo:rsid="0031d2be" officeooo:paragraph-rsid="0031d2be" style:font-size-asian="11pt" style:font-size-complex="11pt"/>
    </style:style>
    <style:style style:name="MP5" style:family="paragraph" style:parent-style-name="Table_20_Contents">
      <style:paragraph-properties fo:text-align="end" style:justify-single-word="false"/>
    </style:style>
    <style:style style:name="MP6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675a9"/>
    </style:style>
    <style:style style:name="MT3" style:family="text">
      <style:text-properties officeooo:rsid="003358e4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1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Simulación de Eventos.</text:span></text:p>
              <text:p text:style-name="MP4">Prueba Practica <text:span text:style-name="MT3">2</text:span></text:p>
            </table:table-cell>
            <table:table-cell table:style-name="Tabla1.A1" office:value-type="string">
              <text:p text:style-name="MP5"><draw:frame draw:style-name="Mfr2" draw:name="gráficos1" text:anchor-type="as-char" svg:y="-0.3146in" svg:width="1.8555in" svg:height="0.4854in" draw:z-index="3"><draw:image xlink:href="Pictures/10000000000000DF0000003EAA95D984EB5E3E2D.png" xlink:type="simple" xlink:show="embed" xlink:actuate="onLoad" loext:mime-type="image/png"/></draw:frame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6-28T15:23:54.885470713</dc:date>
    <meta:editing-duration>P5DT14H45M17S</meta:editing-duration>
    <meta:editing-cycles>63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2" meta:paragraph-count="42" meta:word-count="474" meta:character-count="2980" meta:non-whitespace-character-count="2565"/>
  </office:meta>
</office:document-meta>
</file>